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العنوان</text:p>
          </table:table-cell>
          <table:table-cell office:value-type="string" calcext:value-type="string">
            <text:p>عبارة عن اسم تم منحه للمصدر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الموضوع</text:p>
          </table:table-cell>
          <table:table-cell office:value-type="string" calcext:value-type="string">
            <text:p>موضوع المصدر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الوصف</text:p>
          </table:table-cell>
          <table:table-cell office:value-type="string" calcext:value-type="string">
            <text:p>حساب للمصدر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القائم بالتكوين</text:p>
          </table:table-cell>
          <table:table-cell office:value-type="string" calcext:value-type="string">
            <text:p>الكيان المسئول بصفة أساسية عن جعل المصدر resource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ناشر</text:p>
          </table:table-cell>
          <table:table-cell office:value-type="string" calcext:value-type="string">
            <text:p>هو كيان مسئول عن اتاحة المصدر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المشارك</text:p>
          </table:table-cell>
          <table:table-cell office:value-type="string" calcext:value-type="string">
            <text:p>الكيان المسئول عن تقديم المساهمات للمصدر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التاريخ</text:p>
          </table:table-cell>
          <table:table-cell office:value-type="string" calcext:value-type="string">
            <text:p>نقطة أو فترة زمنية مرفقة مع حدث في دورة حياة المصدر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النوع</text:p>
          </table:table-cell>
          <table:table-cell office:value-type="string" calcext:value-type="string">
            <text:p>طبيعة أو نوع المصدر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النسق</text:p>
          </table:table-cell>
          <table:table-cell office:value-type="string" calcext:value-type="string">
            <text:p>نسق الملف أو الوسط الفعلي أو الأبعاد الخاصة بالمصدر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كود التعريف</text:p>
          </table:table-cell>
          <table:table-cell office:value-type="string" calcext:value-type="string">
            <text:p>مرجع لا لبس فيه للمصدر في سياق معين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المصدر</text:p>
          </table:table-cell>
          <table:table-cell office:value-type="string" calcext:value-type="string">
            <text:p>أحد المصادر المتعلقة التي تم اشتقاق المصدر الذي تم وصفه من خلالها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اللغة</text:p>
          </table:table-cell>
          <table:table-cell office:value-type="string" calcext:value-type="string">
            <text:p>عبارة عن لغة المصدر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العلاقة</text:p>
          </table:table-cell>
          <table:table-cell office:value-type="string" calcext:value-type="string">
            <text:p>مصدر ذو صلة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التغطية</text:p>
          </table:table-cell>
          <table:table-cell office:value-type="string" calcext:value-type="string">
            <text:p>(ب) الموضوع المكاني أو الزماني للموارد ، أو الانطباق المكاني للمصدر ، أو الولاية القضائية التي يكون المورد فيها ذا صلة بالموضوع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الحقوق</text:p>
          </table:table-cell>
          <table:table-cell office:value-type="string" calcext:value-type="string">
            <text:p>معلومات عن الحقوق التي تم ايقافها في المصدر والموجودة فيه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اصدار</text:p>
          </table:table-cell>
          <table:table-cell office:value-type="string" calcext:value-type="string">
            <text:p>تاريخ الإصدار الرسمي للمصدر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09:14.962544584</meta:creation-date>
    <dc:date>2021-03-18T15:10:59.088801115</dc:date>
    <meta:editing-duration>PT1M45S</meta:editing-duration>
    <meta:editing-cycles>1</meta:editing-cycles>
    <meta:document-statistic meta:table-count="1" meta:cell-count="51" meta:object-count="0"/>
    <meta:generator>LibreOffice/6.4.6.2$Linux_X86_64 LibreOffice_project/40$Build-2</meta:generator>
  </office:meta>
</office:document-meta>
</file>